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9.34cm" table:align="left"/>
    </style:style>
    <style:style style:name="Таблица1.A" style:family="table-column">
      <style:table-column-properties style:column-width="3.956cm"/>
    </style:style>
    <style:style style:name="Таблица1.B" style:family="table-column">
      <style:table-column-properties style:column-width="5.383cm"/>
    </style:style>
    <style:style style:name="P1" style:family="paragraph" style:parent-style-name="Text_20_body">
      <style:text-properties fo:font-weight="bold"/>
    </style:style>
    <style:style style:name="P2" style:family="paragraph" style:parent-style-name="Table_20_Contents">
      <style:paragraph-properties fo:margin-top="0cm" fo:margin-bottom="0.499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Руководство администратора</text:h>
      <text:p text:style-name="Text_20_body">© ООО «1С-Софт», 1996 ‑ 2018</text:p>
      <text:p text:style-name="Text_20_body">Фирма «1С», Москва, 123056, а/я 64</text:p>
      <text:p text:style-name="Text_20_body">Отдел продаж: Селезневская ул., 21,</text:p>
      <text:p text:style-name="Text_20_body">телефон: +7 (495) 737-92-57,</text:p>
      <text:p text:style-name="Text_20_body">факс: +7 (495) 681-44-07,</text:p>
      <text:p text:style-name="Text_20_body">e-mail: <text:a xlink:type="simple" xlink:href="mailto:1c@1c.ru" office:target-frame-name="_blank" xlink:show="new" text:style-name="Internet_20_link" text:visited-style-name="Visited_20_Internet_20_Link">1c@1c.ru</text:a></text:p>
      <text:p text:style-name="Text_20_body">URL: <text:a xlink:type="simple" xlink:href="http://www.1c.ru/" office:target-frame-name="_blank" xlink:show="new" text:style-name="Internet_20_link" text:visited-style-name="Visited_20_Internet_20_Link">http://www.1c.ru</text:a>, <text:a xlink:type="simple" xlink:href="http://www.v8.1c.ru/" office:target-frame-name="_blank" xlink:show="new" text:style-name="Internet_20_link" text:visited-style-name="Visited_20_Internet_20_Link">http://www.v8.1c.ru</text:a>, <text:a xlink:type="simple" xlink:href="http://users.v8.1c.ru/" office:target-frame-name="_blank" xlink:show="new" text:style-name="Internet_20_link" text:visited-style-name="Visited_20_Internet_20_Link">http://users.v8.1c.ru</text:a></text:p>
      <text:p text:style-name="Text_20_body">Группа разработки программ ‑ А. Абасов, А. Акимов, Р. Алейников, А. Алексеев, В. Андрющенко, Я. Батура, М. Беглецов, А. Безбородов, А. Беляк, Д. Бескоровайнов, Е. Боброва, А. Бушнев, П. Василец, А. Виноградов, Я. Вирковский, А. Волков, И. Гольштейн, Е. Горностаев, Н. Гребнев, А. Гуднев, С. Гурьев, И. Гусаров, Г. Дамье, А. Даровских, О. Дерут, М. Дзюба, И. Дюплищев, Н. Евграфов, Б. Евтифеев, А. Забелинский, Д. Задорин, И. Заплетнев, Д. Зарецкий, Д. Ивашов, А. Каганович, М. Камнев, К. Кармакулов, Е. Киряков, А. Ковалев, И. Коваленко, А. Кожевников, С. Копиенко, Н. Корсаков, С. Кравченко, В. Кудрявцев, П. Кукушкин, А. Кулинич, А. Кунченко, В. Куприянов, Р. Кусков, А. Лакутин, М. Лейбович, Г. Леонтьев, А. Лехан, А. Макеев, Ш. Малачиев, А. Малышенок, С. Мартыненко, А. Матвеев, А. Мачнев, А. Медведев, Д. Межуев, Е. Митрошкин, А. Моисеев, С. Мурзин, М. Мухин, А. Насибуллин, А. Нуралиев, С. Нуралиев, С. Оленчук, Л. Онучин, И. Орлов, М. Отставнов, Д. Павленко, И. Пивкин, В. Пискарев, А. Плякин, П. Романов, А. Рукин, Д. Русанов, М. Саблин, Е. Силин, С. Ситников, Д. Службин, А. Смирнов, Е. Смирнов, Ю. Смирнов, А. Соболев, В. Соколов, П. Солодкий, А. Соляник, В. Сосновский, Е. Стороженко, Г. Суаридзе, С. Суворов, Д. Сысоенков, Р. Сычев, Д. Тишков, А. Топорков, А. Третьякевич, А. Трофимчук, А. Трубкин, В. Тунегов, А. Тюшкин, В. Филиппов, А. Хасанов, Т. Хусаенов, А. Цилябин, В. Черемисинов, В. Ческис, П. Чиков, А. Чичерин, А. Чкадуа, П. Чурбанов, А. Шевченко, М. Широков, В. Шульга, А. Щербинин.</text:p>
      <text:p text:style-name="Text_20_body">Документация ‑ В. Байдаков, В. Дранищев, Е. Королькова, А. Краюшкин, И. Кузнецов, М. Лавров, А. Моничев, А. Плякин, М. Радченко.</text:p>
      <text:p text:style-name="Text_20_body">Группа консультационной поддержки ‑ С. Алексеева, Е. Аникеева, О. Багрова, А. Баяндин, М. Белоконь, И. Бескин, Э. Гарифуллина, В. Давыдова, О. Дмитренко, О. Евглевская, А. Жабина, Ю. Жестков, С. Жолудев, М. Жолудева, О. Завальская, Н. Заявлина, О. Колоскова, Г. Коробка, И. Королева, Ю. Лаврова, С. Лепешкина, С. Мазурин, С. Мачихина, А. Маркова, А. Морсина, А. Павликов, А. Пелагеин, О. Пехтерева, С. Постнова, Т. Прокопенко, А. Прокуровский, Г. Степаненко, Н. Степанов, Т. Токарева, Л. Шмаргунова, Г. Ястребова.</text:p>
      <text:p text:style-name="Text_20_body">Группа тестирования ‑ Д. Аскандарова, А. Ахраменко, С. Баталин, А. Беляков, Д. Борщев, А. Галочкин, Б. Зиатдинов, А. Лапин, Е. Медведев, С. Потапкин, А. Санаров.</text:p>
      <text:p text:style-name="Text_20_body">Группа обеспечения масштабируемости ‑ А. Асатрян, А. Голиков, А. Евтушенко, Е. Кручинин, А. Морозов, С. Ожогов, Е. Скворцова, Д. Соломатин, Ю. Федоров.</text:p>
      <text:p text:style-name="Text_20_body">Корректура ‑ Е. Семененко.</text:p>
      <text:p text:style-name="Text_20_body">Верстка ‑ О. Шестакова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2">Наименование книги:</text:p>
          </table:table-cell>
          <table:table-cell office:value-type="string">
            <text:p text:style-name="P2">1С:Предприятие 8.3.<text:line-break/>Руководство администратора.</text:p>
          </table:table-cell>
        </table:table-row>
        <table:table-row>
          <table:table-cell office:value-type="string">
            <text:p text:style-name="P2">Номер издания:</text:p>
          </table:table-cell>
          <table:table-cell office:value-type="string">
            <text:p text:style-name="P2">83.003.13.03</text:p>
          </table:table-cell>
        </table:table-row>
        <table:table-row>
          <table:table-cell office:value-type="string">
            <text:p text:style-name="P2">Дата выхода:</text:p>
          </table:table-cell>
          <table:table-cell office:value-type="string">
            <text:p text:style-name="P2">3 сентября 2018 года<text:soft-page-break/></text:p>
          </table:table-cell>
        </table:table-row>
      </table:table>
      <text:p text:style-name="P1"/>
      <text:p text:style-name="Text_20_body">ЛИНИЯ КОНСУЛЬТАЦИЙ</text:p>
      <text:p text:style-name="Text_20_body">Для пользователей системы «1С:Предприятие 8» услуги линии консультаций предоставляются по линии информационно-технологического сопровождения (ИТС).</text:p>
      <text:p text:style-name="Text_20_body">Получение консультаций возможно только после регистрации программного продукта (для чего необходимо заполнить регистрационную анкету и выслать ее в фирму «1С») и оформления подписки на ИТС.</text:p>
      <text:p text:style-name="Text_20_body">В стоимость комплекта поставки программного продукта включено обслуживание по линии ИТС в течение периода, указанного в вашей регистрационной анкете. Купон на бесплатное обслуживание по линии ИТС, а также конверт с маркой и адресом входят в состав приобретенного вами комплекта программ.</text:p>
      <text:p text:style-name="Text_20_body">По истечении периода бесплатного обслуживания получение консультаций возможно только по договору на ИТС. Для заключения договора обращайтесь к партнерам фирмы «1С».</text:p>
      <text:p text:style-name="Text_20_body">Телефон и адрес электронной почты для консультаций указаны на диске ИТС.</text:p>
      <text:p text:style-name="Text_20_body">Линия консультаций работает с 9:30 до 17:30 по московскому времени, кроме суббот, воскресений и праздничных дней (по распорядку московских предприятий).</text:p>
      <text:p text:style-name="Text_20_body">Обращаясь к линии консультаций, следует находиться рядом со своим компьютером, иметь под рукой настоящее руководство и свою половину регистрационной анкеты. Желательно заранее уточнить типы используемого компьютера и принтера.</text:p>
      <text:p text:style-name="Text_20_body">Набрав телефон линии консультаций, вы должны услышать ответ дежурного сотрудника. После этого сообщите наименование вашей организации, номер вашего экземпляра системы (он обозначен на CD-ROM комплекта поставки и на вашей половине регистрационной анкеты) и, возможно, другую регистрационную информацию по запросу сотрудника линии консультаций. Названная вами информация будет проверена по данным, указанным в отосланной в фирму «1С» половине регистрационной анкеты.</text:p>
      <text:p text:style-name="Text_20_body">Отвечая на возникшие у вас вопросы, дежурный сотрудник может воспроизвести возникшую ситуацию на своем компьютере. Он даст вам рекомендации сразу же или после обсуждения с разработчиками. Вам не нужно просить к телефону конкретных специалистов: мы отвечаем за работу всего персонала. Работа линии консультаций регистрируется, поэтому при повторных обращениях по сложным проблемам вы можете сослаться на дату и время предыдущего разговора.</text:p>
      <text:p text:style-name="Text_20_body">МЫ ВСЕГДА РАДЫ ВАМ ПОМОЧЬ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8:26:13.517659383</dc:date>
    <meta:editing-duration>PT1H8M9S</meta:editing-duration>
    <meta:editing-cycles>58</meta:editing-cycles>
    <meta:generator>LibreOffice/5.1.6.2$Linux_X86_64 LibreOffice_project/10m0$Build-2</meta:generator>
    <meta:document-statistic meta:table-count="1" meta:image-count="0" meta:object-count="0" meta:page-count="2" meta:paragraph-count="32" meta:word-count="723" meta:character-count="5071" meta:non-whitespace-character-count="4380"/>
  </office:meta>
</office:document-meta>
</file>